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rial" svg:font-family="arial, sans-serif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0">
      <style:paragraph-properties fo:margin-left="0in" fo:margin-right="0in" fo:text-indent="0in" style:auto-text-indent="false"/>
    </style:style>
    <style:style style:name="P2" style:family="paragraph" style:parent-style-name="h0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ext_20_body" style:list-style-name="L1">
      <style:paragraph-properties fo:margin-left="0.1563in" fo:margin-right="0in" fo:margin-top="0in" fo:margin-bottom="0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4" style:family="paragraph" style:parent-style-name="Text_20_body" style:list-style-name="L1">
      <style:paragraph-properties fo:margin-left="0.1563in" fo:margin-right="0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5" style:family="paragraph" style:parent-style-name="h0" style:list-style-name="L2">
      <style:text-properties fo:font-size="10pt" style:font-size-asian="10pt" style:font-size-complex="10pt"/>
    </style:style>
    <style:style style:name="P6" style:family="paragraph" style:parent-style-name="h0" style:list-style-name="L3">
      <style:text-properties fo:font-size="10pt" style:font-size-asian="10pt" style:font-size-complex="10pt"/>
    </style:style>
    <style:style style:name="P7" style:family="paragraph" style:parent-style-name="h0" style:list-style-name="L4">
      <style:text-properties fo:font-size="10pt" style:font-size-asian="10pt" style:font-size-complex="10pt"/>
    </style:style>
    <style:style style:name="P8" style:family="paragraph" style:parent-style-name="h0" style:list-style-name="L2">
      <style:paragraph-properties fo:margin-left="0in" fo:margin-right="0in" fo:text-indent="0in" style:auto-text-indent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h0" style:list-style-name="L2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0" style:family="paragraph" style:parent-style-name="h0" style:list-style-name="L2">
      <style:paragraph-properties fo:margin-left="0in" fo:margin-right="0in" fo:text-indent="0in" style:auto-text-indent="false" fo:break-before="pag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h0">
      <style:paragraph-properties fo:margin-left="0.4925in" fo:margin-right="0in" fo:text-indent="0in" style:auto-text-indent="false"/>
    </style:style>
    <style:style style:name="P12" style:family="paragraph" style:parent-style-name="h0" style:list-style-name="L5">
      <style:paragraph-properties fo:margin-left="0.9846in" fo:margin-right="0in" fo:text-indent="-0.25in" style:auto-text-indent="false"/>
    </style:style>
    <style:style style:name="T1" style:family="text">
      <style:text-properties fo:font-weight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0">Elevator Talk (Fall 2009)</text:p>
      <text:list xml:id="list622395340" text:style-name="L1">
        <text:list-item>
          <text:p text:style-name="P3">Our <text:span text:style-name="T1">project name is RapidGraph</text:span>, which is a <text:span text:style-name="T1">web-based visual graph analyzer</text:span>, and being web-based, <text:span text:style-name="T1">all you need to use it is a web browser, so there's no confusing software to install.</text:span> (This is the focused, "catcher" line)</text:p>
        </text:list-item>
        <text:list-item>
          <text:p text:style-name="P3">Special effort has been made to make the <text:span text:style-name="T1">user interface intuitive and easy to use, which is in sharp contrast to existing visual graph analyzers</text:span>.</text:p>
        </text:list-item>
        <text:list-item>
          <text:p text:style-name="P3"><text:span text:style-name="T1">Robust plugin system</text:span> makes adding and <text:span text:style-name="T1">extending functionality easy</text:span> for programmers.</text:p>
        </text:list-item>
        <text:list-item>
          <text:p text:style-name="P3"><text:span text:style-name="T1">Written with standard languages and open-source technologies</text:span> so it <text:span text:style-name="T1">will run on virtually any computer system</text:span>.</text:p>
        </text:list-item>
        <text:list-item>
          <text:p text:style-name="P4"><text:span text:style-name="T1">If you're interested, I'd be more than happy to tell you more</text:span> (This is the "invite" line)</text:p>
        </text:list-item>
      </text:list>
      <text:p text:style-name="P11">Summary:</text:p>
      <text:list xml:id="list358969883" text:style-name="L5">
        <text:list-item>
          <text:p text:style-name="P12">Description (high-level)</text:p>
        </text:list-item>
        <text:list-item>
          <text:p text:style-name="P12">UI</text:p>
        </text:list-item>
        <text:list-item>
          <text:p text:style-name="P12">Plugin System</text:p>
        </text:list-item>
        <text:list-item>
          <text:p text:style-name="P12">Portability</text:p>
        </text:list-item>
      </text:list>
      <text:p text:style-name="h0">(Winter 2010)</text:p>
      <text:list xml:id="list1590361314" text:style-name="L2">
        <text:list-header>
          <text:p text:style-name="P8"/>
        </text:list-header>
        <text:list-item>
          <text:p text:style-name="P10">Technically-knowledgeable adult</text:p>
        </text:list-item>
        <text:list-item>
          <text:p text:style-name="P5">Our project name is RapidGraph, which is a web-based visual graph analyzer (graph theory), and being web-based, all you need to use it is a web browser, so there's no confusing software to install. (This is the focused, "catcher" line)</text:p>
        </text:list-item>
        <text:list-item>
          <text:p text:style-name="P5">Special effort has been made to make the user interface intuitive and easy to use, which is in sharp contrast to existing visual graph analyzers.</text:p>
        </text:list-item>
        <text:list-item>
          <text:p text:style-name="P5">Robust plugin system makes adding and extending functionality easy for programmers.<text:line-break/>Written with standard languages and open-source technologies so it will run on virtually any computer system.</text:p>
        </text:list-item>
        <text:list-item>
          <text:p text:style-name="P5">If you're interested, I'd be more than happy to tell you more (This is the "invite" line)</text:p>
          <text:p text:style-name="P9"><text:line-break/><text:span text:style-name="T2">Technically-NOT-knowledgeable adult</text:span></text:p>
        </text:list-item>
      </text:list>
      <text:list xml:id="list1915521460" text:style-name="L3">
        <text:list-item>
          <text:p text:style-name="P6">Our project name is RapidGraph, which is a web-based visual graph analyzer (graph theory). Since it can be used with only a web browser, there's no confusing software to install. (This is the focused, "catcher" line)</text:p>
        </text:list-item>
        <text:list-item>
          <text:p text:style-name="P6">Graph theory is a branch of mathematics that applies to many different problems. Take the problem of getting a string of connecting flights from one part of the country to another. If we think of each city as a vertex, and each connecting flight as an edge (show the listener a screen full of vertices and edges), graph theory can help determine which string of flights is the shortest from one city to another.</text:p>
        </text:list-item>
        <text:list-item>
          <text:p text:style-name="P6">Special effort has been made to make the user interface intuitive and easy to use, which is in sharp contrast to existing visual graph analyzers.<text:line-break/>Our software was developed with flexibility in mind, which allows other programmers to quickly and easily add more features.</text:p>
        </text:list-item>
        <text:list-item>
          <text:p text:style-name="P6">Some pieces of software will only run on certain computers, but ours will work with pretty much any computer.</text:p>
        </text:list-item>
        <text:list-item>
          <text:p text:style-name="P6">If you're interested, I'd be more than happy to tell you more (This is the "invite" line)<text:line-break/></text:p>
        </text:list-item>
      </text:list>
      <text:p text:style-name="P2">Middle or high school student</text:p>
      <text:list xml:id="list1425965677" text:style-name="L4">
        <text:list-item>
          <text:p text:style-name="P7">Our project name is RapidGraph, which is an online graph theory analyzer. All anyone needs to use it is a web browser, so there's no software to install. (This is the focused, "catcher" line)</text:p>
        </text:list-item>
        <text:list-item>
          <text:p text:style-name="P7">Graph theory is a kind of math that's used to solve many different problems. Take the problem of getting a string of connecting flights from one part of the country to another. If we think of each city as a vertex, and each connecting flight as an edge (show the listener a screen full of vertices and edges), graph theory can help determine which string of flights is the shortest from one city to another.</text:p>
        </text:list-item>
        <text:list-item>
          <text:p text:style-name="P7">Other programs exist that do what ours do, but ours is easy to use.<text:line-break/>We wrote our software to be flexible, which make it easy for other programmers like us to add more features.</text:p>
        </text:list-item>
        <text:list-item>
          <text:p text:style-name="P7">Some pieces of software will only run on certain computers, but ours will work with pretty much any computer.</text:p>
        </text:list-item>
        <text:list-item>
          <text:p text:style-name="P7"><text:soft-page-break/>If you're interested, I'd be more than happy to tell you more. (This is the "invite" line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rial" svg:font-family="arial, sans-serif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25in" fo:text-indent="0in" style:auto-text-indent="false"/>
      <style:text-properties style:font-name="FreeSan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1" style:family="paragraph" style:parent-style-name="Standard" style:class="text">
      <style:paragraph-properties fo:margin-top="0.0598in" fo:margin-bottom="0in"/>
    </style:style>
    <style:style style:name="h2" style:family="paragraph" style:parent-style-name="Standard" style:class="text">
      <style:paragraph-properties fo:margin-left="0.4925in" fo:margin-right="0in" fo:margin-top="0.0598in" fo:margin-bottom="0.1201in" fo:text-indent="0in" style:auto-text-indent="false"/>
    </style:style>
    <style:style style:name="h3" style:family="paragraph" style:parent-style-name="Standard" style:class="text">
      <style:paragraph-properties fo:margin-left="0.9846in" fo:margin-right="0in" fo:margin-top="0in" fo:margin-bottom="0.1201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0" style:family="paragraph" style:parent-style-name="Standard" style:class="text">
      <style:paragraph-properties fo:margin-top="0in" fo:margin-bottom="0.1201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 McGuire-Dale</meta:initial-creator>
    <meta:creation-date>2009-11-25T21:07:13</meta:creation-date>
    <dc:date>2010-03-08T10:14:29</dc:date>
    <dc:creator>Rob McGuire-Dale</dc:creator>
    <meta:editing-duration>PT04H40M29S</meta:editing-duration>
    <meta:editing-cycles>18</meta:editing-cycles>
    <meta:generator>OpenOffice.org/3.1$Linux OpenOffice.org_project/310m19$Build-9420</meta:generator>
    <meta:document-statistic meta:table-count="0" meta:image-count="0" meta:object-count="0" meta:page-count="3" meta:paragraph-count="29" meta:word-count="628" meta:character-count="3590"/>
  </office:meta>
</office:document-meta>
</file>